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veria Serif Libre" svg:font-family="'Averia Serif Libre'"/>
    <style:font-face style:name="Georgia" svg:font-family="Georgia"/>
    <style:font-face style:name="Hammersmith One" svg:font-family="'Hammersmith One'"/>
    <style:font-face style:name="OpenSymbol" svg:font-family="OpenSymbol"/>
    <style:font-face style:name="Barcelona BQ" svg:font-family="'Barcelona BQ'" style:font-adornments="Fet" style:font-pitch="variable"/>
    <style:font-face style:name="Barcelona BQ1" svg:font-family="'Barcelona BQ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3" svg:font-family="'Gill Sans'" style:font-adornments="Fet" style:font-family-generic="swiss" style:font-pitch="variable"/>
    <style:font-face style:name="Gill Sans2" svg:font-family="'Gill Sans'" style:font-adornments="Mager" style:font-family-generic="swiss" style:font-pitch="variable"/>
    <style:font-face style:name="Gill Sans1" svg:font-family="'Gill Sans'" style:font-adornments="SemiBold" style:font-family-generic="swiss" style:font-pitch="variable"/>
    <style:font-face style:name="Gill Sans" svg:font-family="'Gill Sans'" style:font-adornments="Standard" style:font-family-generic="swiss" style:font-pitch="variable"/>
    <style:font-face style:name="Gill Sans MT" svg:font-family="'Gill Sans MT'" style:font-adornments="Standard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6.943cm" table:align="left" style:writing-mode="lr-tb"/>
    </style:style>
    <style:style style:name="Tabell2.A" style:family="table-column">
      <style:table-column-properties style:column-width="0.868cm"/>
    </style:style>
    <style:style style:name="Tabell2.A1" style:family="table-cell">
      <style:table-cell-properties fo:background-color="#333333" fo:padding="0.097cm" fo:border-left="none" fo:border-right="none" fo:border-top="0.002cm solid #000000" fo:border-bottom="0.002cm solid #000000">
        <style:background-image/>
      </style:table-cell-properties>
    </style:style>
    <style:style style:name="Tabell2.A2" style:family="table-cell" style:data-style-name="N100">
      <style:table-cell-properties fo:padding="0.097cm" fo:border-left="none" fo:border-right="none" fo:border-top="none" fo:border-bottom="0.002cm solid #000000"/>
    </style:style>
    <style:style style:name="Tabell2.B2" style:family="table-cell" style:data-style-name="N0">
      <style:table-cell-properties fo:padding="0.097cm" fo:border-left="none" fo:border-right="none" fo:border-top="none" fo:border-bottom="0.002cm solid #000000"/>
    </style:style>
    <style:style style:name="Tabell2.A3" style:family="table-cell" style:data-style-name="N100">
      <style:table-cell-properties fo:background-color="#333333" fo:padding="0.097cm" fo:border-left="none" fo:border-right="none" fo:border-top="none" fo:border-bottom="0.002cm solid #000000">
        <style:background-image/>
      </style:table-cell-properties>
    </style:style>
    <style:style style:name="Tabell2.B3" style:family="table-cell">
      <style:table-cell-properties fo:background-color="#333333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FAB-Huvud">
      <style:paragraph-properties fo:text-align="end" style:justify-single-word="false" fo:padding="0.199cm" fo:border-left="none" fo:border-right="none" fo:border-top="0.018cm solid #333333" fo:border-bottom="none" style:shadow="none"/>
    </style:style>
    <style:style style:name="P2" style:family="paragraph" style:parent-style-name="wfrp-brödtext">
      <style:text-properties fo:color="#66666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600"/>
    </style:style>
    <style:style style:name="P5" style:family="paragraph" style:parent-style-name="Table_20_Heading">
      <style:text-properties fo:color="#ffffff"/>
    </style:style>
    <style:style style:name="P6" style:family="paragraph" style:parent-style-name="Table_20_Heading">
      <style:paragraph-properties fo:text-align="center" style:justify-single-word="false"/>
      <style:text-properties fo:color="#ffffff"/>
    </style:style>
    <style:style style:name="P7" style:family="paragraph" style:parent-style-name="wfrp-brödtext">
      <style:paragraph-properties fo:break-before="auto" fo:break-after="auto"/>
    </style:style>
    <style:style style:name="P8" style:family="paragraph" style:parent-style-name="wfrp-rubrik-1">
      <style:paragraph-properties fo:margin-left="0cm" fo:margin-right="0cm" fo:orphans="2" fo:widows="2" fo:text-indent="0cm" style:auto-text-indent="false" fo:break-before="auto" fo:break-after="auto"/>
      <style:text-properties style:text-line-through-style="none" style:text-underline-style="none" style:font-name-asian="Hammersmith One" style:font-size-asian="18pt" style:font-style-asian="normal" style:font-weight-asian="bold" style:font-name-complex="Hammersmith One" style:font-size-complex="18pt" style:font-style-complex="normal" style:font-weight-complex="bold"/>
    </style:style>
    <style:style style:name="P9" style:family="paragraph" style:parent-style-name="FAB-Huvud" style:master-page-name="Standard">
      <style:paragraph-properties fo:text-align="end" style:justify-single-word="false" style:page-number="auto" fo:padding="0.199cm" fo:border-left="none" fo:border-right="none" fo:border-top="0.018cm solid #333333" fo:border-bottom="none" style:shadow="none"/>
    </style:style>
    <style:style style:name="P10" style:family="paragraph" style:parent-style-name="wfrp-brödtext">
      <style:text-properties fo:font-style="italic" style:font-style-asian="italic" style:font-style-complex="italic"/>
    </style:style>
    <style:style style:name="P11" style:family="paragraph" style:parent-style-name="wfrp-brödtext">
      <style:paragraph-properties fo:margin-left="0cm" fo:margin-right="0cm" fo:orphans="2" fo:widows="2" fo:text-indent="0cm" style:auto-text-indent="false"/>
      <style:text-properties style:text-line-through-style="none" style:text-underline-style="none" style:font-name-asian="Hammersmith One" style:font-size-asian="18pt" style:font-style-asian="normal" style:font-weight-asian="bold" style:font-name-complex="Hammersmith One" style:font-size-complex="18pt" style:font-style-complex="normal" style:font-weight-complex="bold"/>
    </style:style>
    <style:style style:name="P12" style:family="paragraph" style:parent-style-name="wfrp-brödtext" style:list-style-name="L1">
      <style:paragraph-properties fo:margin-top="0cm" fo:margin-bottom="0.3cm"/>
    </style:style>
    <style:style style:name="P13" style:family="paragraph" style:parent-style-name="wfrp-brödtext" style:list-style-name="L1">
      <style:paragraph-properties fo:margin-top="0cm" fo:margin-bottom="0.3cm" fo:break-before="auto" fo:break-after="auto"/>
    </style:style>
    <style:style style:name="P14" style:family="paragraph" style:parent-style-name="wfrp-brödtext">
      <style:paragraph-properties fo:break-before="auto" fo:break-after="auto"/>
    </style:style>
    <style:style style:name="P15" style:family="paragraph" style:parent-style-name="FAB-Fot" style:master-page-name="Standard">
      <style:paragraph-properties fo:margin-left="0cm" fo:margin-right="0cm" fo:margin-top="0cm" fo:margin-bottom="0.4cm" fo:text-align="center" style:justify-single-word="false" fo:text-indent="0cm" style:auto-text-indent="false" style:page-number="auto" fo:padding="0.199cm" fo:border-left="none" fo:border-right="none" fo:border-top="0.018cm solid #333333" fo:border-bottom="none" style:shadow="none"/>
    </style:style>
    <style:style style:name="P16" style:family="paragraph" style:parent-style-name="FAB-Överrubrik" style:master-page-name="Standard">
      <style:paragraph-properties style:page-number="auto"/>
      <style:text-properties style:font-name-asian="Hammersmith One" style:font-name-complex="Hammersmith One"/>
    </style:style>
    <style:style style:name="P17" style:family="paragraph" style:parent-style-name="wfrp-rubrik-3">
      <style:paragraph-properties fo:margin-top="0.199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600"/>
    </style:style>
    <style:style style:name="T3" style:family="text">
      <style:text-properties fo:font-weight="600" style:font-weight-asian="bold" style:font-weight-complex="bold"/>
    </style:style>
    <style:style style:name="T4" style:family="text">
      <style:text-properties style:text-line-through-style="none" fo:font-style="normal" style:text-underline-style="none" fo:font-weight="600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T5" style:family="text">
      <style:text-properties style:text-line-through-style="none" fo:font-style="normal" style:text-underline-style="none" fo:font-weight="normal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T6" style:family="text">
      <style:text-properties style:text-line-through-style="none" fo:font-style="normal" style:text-underline-style="none" fo:font-weight="normal" fo:background-color="#ffff00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T7" style:family="text">
      <style:text-properties fo:background-color="#ffff00"/>
    </style:style>
    <style:style style:name="T8" style:family="text">
      <style:text-properties fo:font-style="normal" fo:background-color="#ffff00" style:font-style-asian="normal" style:font-style-complex="normal"/>
    </style:style>
    <style:style style:name="T9" style:family="text">
      <style:text-properties style:text-underline-style="none" fo:background-color="#ffff00"/>
    </style:style>
    <style:style style:name="T10" style:family="text">
      <style:text-properties fo:font-weight="normal" fo:background-color="#ffff00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1.401cm">
          <style:column style:rel-width="32767*" fo:start-indent="0cm" fo:end-indent="0.7cm"/>
          <style:column style:rel-width="32768*" fo:start-indent="0.7cm" fo:end-indent="0cm"/>
        </style:columns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2cm" fo:text-indent="-0.381cm" fo:margin-left="0.5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0"/>
      <text:p text:style-name="wfrp-rubrik">MIDDENHEIM</text:p>
      <text:p text:style-name="wfrp-sub-rubrik">Prepp för TEW – Middenheim, sidan77 och framåt.</text:p>
      <text:p text:style-name="wfrp-sub-rubrik"/>
      <text:section text:style-name="Sect1" text:name="Område1">
        <text:h text:style-name="wfrp-rubrik-1" text:outline-level="10">Middenheim – deeper knowledge</text:h>
        <text:p text:style-name="wfrp-brödtext">Med hjälp av <text:span text:style-name="T8">Common Knowledge</text:span> kan RP:na få information som beskrivs på sidan 77 – Common Knowledge. </text:p>
        <text:p text:style-name="wfrp-brödtext">Med hjälp av rätt <text:span text:style-name="T8">Academic Knowledge</text:span> kan RP:na få information som beskrivs på sidan 77 – Deeper Knowledge. Varje marginal på ett lyckat slag ger en nivå extra information. Observera att <text:span text:style-name="T9">Finn Fester</text:span> kan få slå ett slag på Common Knowledge för att få denna information då han är (har varit) en Vagabond.</text:p>
        <text:h text:style-name="P8" text:outline-level="10">Allmänt</text:h>
        <text:p text:style-name="P11">Allmänna noteringar och ”tänk på”.</text:p>
        <text:h text:style-name="wfrp-rubrik-2" text:outline-level="10">Middenheim</text:h>
        <text:list xml:id="list5525766080706242401" text:style-name="L1">
          <text:list-item>
            <text:p text:style-name="P12"><text:span text:style-name="T7">Flyktingar</text:span> från kriget anländer i allt större antal för varje dag</text:p>
          </text:list-item>
          <text:list-item>
            <text:p text:style-name="P12">Pga utrymmesbrist är staden byggd på höjden med många trånga gator och gränder</text:p>
          </text:list-item>
          <text:list-item>
            <text:p text:style-name="P12">Avloppssystemet är <text:span text:style-name="T7">blockerat</text:span> vilket är praxis i Middenheim vid orostider</text:p>
          </text:list-item>
          <text:list-item>
            <text:p text:style-name="P12">Den Middenheimska mannen är ofta långhårig och skäggig. Generellt gillar man inte Reikländare</text:p>
          </text:list-item>
          <text:list-item>
            <text:p text:style-name="P12">Stadens färger är blått och vitt</text:p>
          </text:list-item>
          <text:list-item>
            <text:p text:style-name="P12">Stadsvakten utöver <text:span text:style-name="T7">summariska rättegångar</text:span>, särskilt nu i krigstider</text:p>
          </text:list-item>
          <text:list-item>
            <text:p text:style-name="P12"><text:span text:style-name="T7">Aschenbeck Bravos</text:span> är ett vanligt inslag i stadsvakten</text:p>
          </text:list-item>
          <text:list-item>
            <text:p text:style-name="P12"><text:span text:style-name="T7">Ekonomin</text:span> i staden baserar sig på handel, guld och silver från Middle Mountains och timmer från Drakwald Skogen. Vapensmederna i staden är kända för sina goda färdigheter</text:p>
          </text:list-item>
          <text:list-item>
            <text:p text:style-name="P12">Kisleviter är vanliga i staden liksom halvlingar. Det bor, permanent, få dvärgar och alver är väldigt ovanliga och ses med en blandning av skräck och respekt</text:p>
          </text:list-item>
          <text:list-item>
            <text:p text:style-name="P12">Glöm ej bort rykten och nyheter från kriget och Kejsaren</text:p>
          </text:list-item>
        </text:list>
        <text:h text:style-name="wfrp-rubrik-1" text:outline-level="10">Kaoskulter i Middenheim </text:h>
        <text:h text:style-name="wfrp-rubrik-2" text:outline-level="10">The Red Crown</text:h>
        <text:list xml:id="list1614670606" text:continue-numbering="true" text:style-name="L1">
          <text:list-item>
            <text:p text:style-name="P13"><text:span text:style-name="T6">Mål</text:span><text:span text:style-name="T7">:</text:span> Vill att RP:na ska lyckas med ritualen</text:p>
          </text:list-item>
          <text:list-item>
            <text:p text:style-name="P12">Har infiltratörer i flera av stadens olika funktioner och platser</text:p>
          </text:list-item>
          <text:list-item>
            <text:p text:style-name="P12">Största kulten med medlemmar inte bara innanför murarna utan även i Drakwald Skogen</text:p>
          </text:list-item>
        </text:list>
        <text:h text:style-name="wfrp-rubrik-2" text:outline-level="10">The Jade Sceptre</text:h>
        <text:list xml:id="list1410622695" text:continue-numbering="true" text:style-name="L1">
          <text:list-item>
            <text:p text:style-name="P13"><text:span text:style-name="T7">Mål:</text:span> <text:span text:style-name="T5">Mindre</text:span> aggressiva planer än övriga kulter. Fokus på personlig njutning</text:p>
          </text:list-item>
          <text:list-item>
            <text:p text:style-name="P12">30 talet medlemmar varav <text:span text:style-name="T7">Adele Ketzenblum</text:span> är en</text:p>
          </text:list-item>
        </text:list>
        <text:h text:style-name="wfrp-rubrik-2" text:outline-level="10">Purple Palm</text:h>
        <text:list xml:id="list1508766777" text:continue-numbering="true" text:style-name="L1">
          <text:list-item>
            <text:p text:style-name="P13"><text:span text:style-name="T7">Mål:</text:span> Strävar efter makt genom ekonomiska medel</text:p>
          </text:list-item>
          <text:list-item>
            <text:p text:style-name="P12">Ledaren, <text:span text:style-name="T7">Werner Markheim</text:span>, är Aschenbecks högra hand</text:p>
          </text:list-item>
          <text:list-item>
            <text:p text:style-name="P12">Känner inte till <text:span text:style-name="T7">klockkläppan</text:span> men om de får reda på att artefakten finns i staden kommer de göra vad som helst för att få sina händer på den</text:p>
          </text:list-item>
        </text:list>
        <text:h text:style-name="wfrp-rubrik-1" text:outline-level="10">THE WIZARDS TASK</text:h>
        <text:p text:style-name="P10">Sidan 90-93.</text:p>
        <text:h text:style-name="wfrp-rubrik-2" text:outline-level="10">The Ritual</text:h>
        <text:h text:style-name="P17" text:outline-level="10">A few preliminaries</text:h>
        <text:p text:style-name="wfrp-brödtext">För att RP:na ska få tillträde till templet och utföra ritualen måste de RP som inte är Ulricaner lyckas med varsitt <text:span text:style-name="T1">Charm</text:span> slag. Misslyckas slaget kommer prästen att kräva att RP:n skaffar pälsen av en varg som denne själv nedlagt. Kanske prästen kräver att även von Oppenheimer nedlägger en varg innan ritualen får genomföras. Se Great Wolf sidan 96 i <text:span text:style-name="T1">The Creatures of the Old World</text:span>.</text:p>
        <text:p text:style-name="wfrp-brödtext">RP:na (inklusive Oppenheimer) måste <text:span text:style-name="T7">nedlägga en varg</text:span> var och återbörda dess päls för att få tillträde till templet.</text:p>
        <text:h text:style-name="wfrp-rubrik-3" text:outline-level="10"><text:soft-page-break/>The ritual begins</text:h>
        <text:p text:style-name="wfrp-brödtext">Använd en 4 rutor lång Framstegsmätare för ritualen och placera två markörer, en för RP:na och en för ritualen. Utgången av ritualen är egentligen given (se TEW) men för att få lite nerv i scenen används en Framstegsmätare.</text:p>
        <text:p text:style-name="wfrp-brödtext">Varje runda flyttas ritualens markör ett steg. För att RP:nas markör ska flyttas måste de lyckas med följande</text:p>
        <text:p text:style-name="wfrp-brödtext"><text:span text:style-name="T10">Runda 1:</text:span><text:span text:style-name="T3"> </text:span><text:span text:style-name="T1">The Grand Howl</text:span> (Toughness +20), <text:span text:style-name="T1">The Flame Procession</text:span> (Perception +20) och <text:span text:style-name="T1">The Stone Challice</text:span> (Strength +30).</text:p>
        <text:p text:style-name="P7"><text:span text:style-name="T6">Runda 2:</text:span> <text:span text:style-name="T1">The Grand Howl</text:span> (Toughness +10), <text:span text:style-name="T1">The Flame Procession</text:span> (Perception +10), <text:span text:style-name="T1">The Stone Challice</text:span> (Intelligence +20 för att förstå vad Oppenheimer vill) och <text:span text:style-name="T1">The Box</text:span> (Strength för att öppna boxen).</text:p>
        <text:p text:style-name="P7"><text:span text:style-name="T6">Runda 3:</text:span> <text:span text:style-name="T1">The Grand Howl</text:span> (Toughness +10), <text:span text:style-name="T1">The Flame Procession</text:span> (Perception +10) och <text:span text:style-name="T1">The Box</text:span> (Strength för att öppna boxen).</text:p>
        <text:h text:style-name="wfrp-rubrik-3" text:outline-level="10">The Aschenbeck Bravos</text:h>
        <text:p text:style-name="wfrp-brödtext">Dessa styrs de-facto av Werner Markheim. Ytterst få vet om att de är marionetter till Purple Palm. Kühle känner ex.v. inte till detta faktum.</text:p>
        <text:p text:style-name="wfrp-brödtext">När/Om Markehim skickar sina grabbar för att ge RP:na en varning, sätt ihop en 5 rutor lång Fram-stegsmätare med en händelseruta på sista rutan samt en markör på första rutan. För varje Bravo som RP:na oskadliggör, flytta markören 1 steg framåt. För varje RP som blir oskadliggjord, flytta markören 1 steg bakåt. När markören når händelserutan flyr Bravos.</text:p>
        <text:p text:style-name="wfrp-brödtext">Ledare för gruppen, <text:span text:style-name="T7">Nils</text:span>, har en pistol som han hotar RP:na med (och använder i nödfall).</text:p>
        <text:h text:style-name="wfrp-rubrik-3" text:outline-level="10">The Aschenbeck Bravos</text:h>
        <text:p text:style-name="wfrp-brödtext">Bär röda uniformer med Aschenbecks vapenmärke men också utsmyckade med diverse, privata, militära utmärkelser.</text:p>
        <table:table table:name="Tabell2" table:style-name="Tabell2">
          <table:table-column table:style-name="Tabell2.A" table:number-columns-repeated="8"/>
          <table:table-row>
            <table:table-cell table:style-name="Tabell2.A1" office:value-type="string">
              <text:p text:style-name="P6">WS</text:p>
            </table:table-cell>
            <table:table-cell table:style-name="Tabell2.A1" office:value-type="string">
              <text:p text:style-name="P5">BS</text:p>
            </table:table-cell>
            <table:table-cell table:style-name="Tabell2.A1" office:value-type="string">
              <text:p text:style-name="P5">S</text:p>
            </table:table-cell>
            <table:table-cell table:style-name="Tabell2.A1" office:value-type="string">
              <text:p text:style-name="P5">T</text:p>
            </table:table-cell>
            <table:table-cell table:style-name="Tabell2.A1" office:value-type="string">
              <text:p text:style-name="P5">Ag</text:p>
            </table:table-cell>
            <table:table-cell table:style-name="Tabell2.A1" office:value-type="string">
              <text:p text:style-name="P5">Int</text:p>
            </table:table-cell>
            <table:table-cell table:style-name="Tabell2.A1" office:value-type="string">
              <text:p text:style-name="P5">WP</text:p>
            </table:table-cell>
            <table:table-cell table:style-name="Tabell2.A1" office:value-type="string">
              <text:p text:style-name="P5">Fel</text:p>
            </table:table-cell>
          </table:table-row>
          <table:table-row>
            <table:table-cell table:style-name="Tabell2.A2" office:value-type="float" office:value="42737">
              <text:p text:style-name="P3">53</text:p>
            </table:table-cell>
            <table:table-cell table:style-name="Tabell2.B2" office:value-type="float" office:value="38">
              <text:p text:style-name="P3">38</text:p>
            </table:table-cell>
            <table:table-cell table:style-name="Tabell2.B2" office:value-type="float" office:value="48">
              <text:p text:style-name="P3">48</text:p>
            </table:table-cell>
            <table:table-cell table:style-name="Tabell2.B2" office:value-type="float" office:value="48">
              <text:p text:style-name="P3">48</text:p>
            </table:table-cell>
            <table:table-cell table:style-name="Tabell2.B2" office:value-type="float" office:value="35">
              <text:p text:style-name="P3">35</text:p>
            </table:table-cell>
            <table:table-cell table:style-name="Tabell2.B2" office:value-type="float" office:value="29">
              <text:p text:style-name="P3">29</text:p>
            </table:table-cell>
            <table:table-cell table:style-name="Tabell2.B2" office:value-type="float" office:value="29">
              <text:p text:style-name="P3">29</text:p>
            </table:table-cell>
            <table:table-cell table:style-name="Tabell2.B2" office:value-type="float" office:value="31">
              <text:p text:style-name="P3">31</text:p>
            </table:table-cell>
          </table:table-row>
          <table:table-row>
            <table:table-cell table:style-name="Tabell2.A3" office:value-type="float" office:value="2">
              <text:p text:style-name="P4">A</text:p>
            </table:table-cell>
            <table:table-cell table:style-name="Tabell2.B3" office:value-type="string">
              <text:p text:style-name="P4">W</text:p>
            </table:table-cell>
            <table:table-cell table:style-name="Tabell2.B3" office:value-type="string">
              <text:p text:style-name="P4">SB</text:p>
            </table:table-cell>
            <table:table-cell table:style-name="Tabell2.B3" office:value-type="string">
              <text:p text:style-name="P4">TB</text:p>
            </table:table-cell>
            <table:table-cell table:style-name="Tabell2.B3" office:value-type="string">
              <text:p text:style-name="P4">M</text:p>
            </table:table-cell>
            <table:table-cell table:style-name="Tabell2.B3" office:value-type="string">
              <text:p text:style-name="P4">Mag</text:p>
            </table:table-cell>
            <table:table-cell table:style-name="Tabell2.B3" office:value-type="string">
              <text:p text:style-name="P4">IP</text:p>
            </table:table-cell>
            <table:table-cell table:style-name="Tabell2.B3" office:value-type="string">
              <text:p text:style-name="P4">FP</text:p>
            </table:table-cell>
          </table:table-row>
          <table:table-row>
            <table:table-cell table:style-name="Tabell2.A2" office:value-type="float" office:value="3">
              <text:p text:style-name="P3">1</text:p>
            </table:table-cell>
            <table:table-cell table:style-name="Tabell2.B2" office:value-type="float" office:value="14">
              <text:p text:style-name="P3">14</text:p>
            </table:table-cell>
            <table:table-cell table:style-name="Tabell2.B2" office:value-type="float" office:value="4">
              <text:p text:style-name="P3">4</text:p>
            </table:table-cell>
            <table:table-cell table:style-name="Tabell2.B2" office:value-type="float" office:value="4">
              <text:p text:style-name="P3">4</text:p>
            </table:table-cell>
            <table:table-cell table:style-name="Tabell2.B2" office:value-type="float" office:value="4">
              <text:p text:style-name="P3">4</text:p>
            </table:table-cell>
            <table:table-cell table:style-name="Tabell2.B2" office:value-type="float" office:value="0">
              <text:p text:style-name="P3">0</text:p>
            </table:table-cell>
            <table:table-cell table:style-name="Tabell2.B2" office:value-type="float" office:value="0">
              <text:p text:style-name="P3">0</text:p>
            </table:table-cell>
            <table:table-cell table:style-name="Tabell2.B2" office:value-type="float" office:value="0">
              <text:p text:style-name="P3">0</text:p>
            </table:table-cell>
          </table:table-row>
        </table:table>
        <text:p text:style-name="Standard"/>
        <text:p text:style-name="wfrp-brödtext"><text:span text:style-name="T2">Skills:</text:span> Common Knowledge (Empire), Gamble, Consume Alcohol, Dodge Blow, Gossip+10, Intimidate, Read/Write, Speak Language (Reikspiel), Specialist Weapon (Gunpowder)</text:p>
        <text:p text:style-name="P7"><text:span text:style-name="T4">Talents</text:span>: Quick Draw, Strike Mighty Blow, Strike To Stun, Very Strong, Very Resilient</text:p>
        <text:p text:style-name="P7"><text:span text:style-name="T4">Trappings</text:span>: Helrustning i läder (1 AP), svärd (klubba för att kunna knocka RP:na medvetslösa), dagger, pistol with 5 bullets (bara gruppens ledare), 2d10 s</text:p>
        <text:h text:style-name="wfrp-rubrik-1" text:outline-level="10">The Captains Task</text:h>
        <text:p text:style-name="wfrp-brödtext">RP:na har haft en showdown med <text:span text:style-name="T7">Adele</text:span> och en stor del av Jade Sceptre och förlorat. Hon vet dessutom om att RP:na har komprometterande bevis mot henne varför hon väljer att fly till Altdorf. Väl där planerar hon att mörda Baerfaust och återupprätta kulten. </text:p>
        <text:p text:style-name="wfrp-brödtext">Om RP:na väljer att vända sig till myndigheterna med sina bevis mot Adele kommer de så småningom att få träffa <text:span text:style-name="T7">Helstrum</text:span>. Det kommer behövas en del Charm och övertygelse från RP:na för att inte Helstrum kommer anklaga dem för kätteri!</text:p>
        <text:p text:style-name="wfrp-brödtext">Om det blir allmänt känt att det var RP:na som besegrade kultisterna från Jade Sceptre kommer <text:span text:style-name="T7">Purple Palm</text:span> skicka en lila ros till dem och ett tackkort (anonymt förstås).</text:p>
        <text:h text:style-name="wfrp-rubrik-1" text:outline-level="10">The Nobles Task</text:h>
        <text:p text:style-name="wfrp-brödtext">TODO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veria Serif Libre" svg:font-family="'Averia Serif Libre'"/>
    <style:font-face style:name="Georgia" svg:font-family="Georgia"/>
    <style:font-face style:name="Hammersmith One" svg:font-family="'Hammersmith One'"/>
    <style:font-face style:name="OpenSymbol" svg:font-family="OpenSymbol"/>
    <style:font-face style:name="Barcelona BQ" svg:font-family="'Barcelona BQ'" style:font-adornments="Fet" style:font-pitch="variable"/>
    <style:font-face style:name="Barcelona BQ1" svg:font-family="'Barcelona BQ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3" svg:font-family="'Gill Sans'" style:font-adornments="Fet" style:font-family-generic="swiss" style:font-pitch="variable"/>
    <style:font-face style:name="Gill Sans2" svg:font-family="'Gill Sans'" style:font-adornments="Mager" style:font-family-generic="swiss" style:font-pitch="variable"/>
    <style:font-face style:name="Gill Sans1" svg:font-family="'Gill Sans'" style:font-adornments="SemiBold" style:font-family-generic="swiss" style:font-pitch="variable"/>
    <style:font-face style:name="Gill Sans" svg:font-family="'Gill Sans'" style:font-adornments="Standard" style:font-family-generic="swiss" style:font-pitch="variable"/>
    <style:font-face style:name="Gill Sans MT" svg:font-family="'Gill Sans MT'" style:font-adornments="Standard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v" fo:country="S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/>
      <style:text-properties fo:color="#434343" style:text-line-through-style="none" style:font-name="Averia Serif Libre" fo:font-size="10pt" fo:font-style="normal" style:text-underline-style="none" fo:font-weight="normal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style:font-name="Hammersmith One" fo:font-size="18pt" fo:font-weight="bold" style:font-name-asian="Hammersmith One" style:font-size-asian="18pt" style:font-weight-asian="bold" style:font-name-complex="Hammersmith One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style:font-name="Hammersmith One" fo:font-size="14pt" fo:font-weight="bold" style:font-name-asian="Hammersmith One" style:font-size-asian="14pt" style:font-weight-asian="bold" style:font-name-complex="Hammersmith One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199cm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fo:keep-with-next="always" text:number-lines="false" text:line-number="0"/>
      <style:text-properties fo:color="#333333" style:font-name="Gill Sans" fo:font-size="8pt"/>
    </style:style>
    <style:style style:name="FAB-Rubrik" style:family="paragraph" style:parent-style-name="Title">
      <style:paragraph-properties fo:margin-top="0cm" fo:margin-bottom="0cm" fo:line-height="115%" fo:text-align="center" style:justify-single-word="false" fo:padding="0cm" fo:border="none" style:shadow="none" style:writing-mode="lr-tb"/>
      <style:text-properties style:use-window-font-color="true" style:font-name="Gill Sans MT" fo:font-size="26pt" fo:font-weight="normal"/>
    </style:style>
    <style:style style:name="wfrp-brödtext" style:family="paragraph" style:parent-style-name="Standard" style:class="text" style:master-page-name="">
      <style:paragraph-properties fo:margin-left="0cm" fo:margin-right="0cm" fo:margin-top="0cm" fo:margin-bottom="0.4cm" style:line-spacing="0.049cm" fo:text-align="start" style:justify-single-word="false" fo:orphans="2" fo:widows="2" fo:hyphenation-ladder-count="no-limit" fo:text-indent="0cm" style:auto-text-indent="false" style:page-number="auto" fo:background-color="transparent" style:shadow="none" style:vertical-align="baseline" style:writing-mode="lr-tb">
        <style:drop-cap/>
        <style:background-image/>
      </style:paragraph-properties>
      <style:text-properties fo:color="#333333" style:font-name="Gill Sans" fo:font-size="9pt" fo:hyphenate="true" fo:hyphenation-remain-char-count="6" fo:hyphenation-push-char-count="6"/>
    </style:style>
    <style:style style:name="wfrp-rubrik-1" style:family="paragraph" style:parent-style-name="Heading_20_1" style:next-style-name="wfrp-brödtext" style:default-outline-level="10" style:list-style-name="" style:class="text" style:master-page-name="">
      <style:paragraph-properties fo:margin-top="0.499cm" fo:margin-bottom="0cm" fo:line-height="115%" fo:text-align="start" style:justify-single-word="false" style:page-number="auto" fo:padding="0cm" fo:border-left="none" fo:border-right="none" fo:border-top="none" fo:border-bottom="0.018cm solid #333333" style:shadow="none" style:writing-mode="lr-tb">
        <style:tab-stops/>
      </style:paragraph-properties>
      <style:text-properties fo:text-transform="uppercase" fo:color="#333333" style:font-name="Gill Sans1" fo:font-size="10pt" fo:letter-spacing="normal" fo:font-style="normal" fo:font-weight="600"/>
    </style:style>
    <style:style style:name="FAB-Rubrik-2" style:family="paragraph" style:next-style-name="wfrp-brödtext" style:default-outline-level="10" style:list-style-name="" style:master-page-name="">
      <style:paragraph-properties fo:margin-top="0.64cm" fo:margin-bottom="0cm" fo:line-height="100%" style:page-number="auto" fo:padding="0cm" fo:border="none" style:shadow="none" fo:keep-with-next="always" style:writing-mode="lr-tb">
        <style:tab-stops/>
      </style:paragraph-properties>
      <style:text-properties fo:text-transform="uppercase" fo:color="#333333" style:font-name="Gill Sans" fo:font-size="10pt" fo:letter-spacing="normal" fo:font-style="normal" fo:font-weight="600" style:font-name-asian="Hammersmith One" style:font-name-complex="Hammersmith One"/>
    </style:style>
    <style:style style:name="wfrp-exempel" style:family="paragraph" style:parent-style-name="wfrp-brödtext" style:master-page-name="">
      <style:paragraph-properties fo:margin-left="0cm" fo:margin-right="0cm" fo:margin-top="0cm" fo:margin-bottom="0.4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333333" style:font-name="Gill Sans" fo:font-style="italic" fo:font-weight="normal" fo:background-color="transparent"/>
    </style:style>
    <style:style style:name="FAB-Huvud" style:family="paragraph" style:parent-style-name="wfrp-brödtext" style:master-page-name="">
      <style:paragraph-properties fo:text-align="center" style:justify-single-word="false" style:page-number="auto" fo:background-color="transparent" fo:padding="0.199cm" fo:border-left="none" fo:border-right="none" fo:border-top="none" fo:border-bottom="0.018cm solid #333333" style:shadow="none">
        <style:background-image/>
      </style:paragraph-properties>
      <style:text-properties fo:text-transform="uppercase" fo:color="#333333" style:font-name="Gill Sans MT" fo:font-size="7pt" fo:font-weight="normal"/>
    </style:style>
    <style:style style:name="FAB-Fot" style:family="paragraph" style:parent-style-name="FAB-Huvud" style:master-page-name="">
      <style:paragraph-properties fo:margin-top="0.499cm" fo:margin-bottom="0.4cm" fo:text-align="start" style:justify-single-word="false" style:page-number="auto" fo:padding="0cm" fo:border="none" style:shadow="none"/>
      <style:text-properties fo:font-variant="normal" fo:text-transform="none" fo:color="#333333" fo:font-size="7pt"/>
    </style:style>
    <style:style style:name="wfrp-tabell" style:family="paragraph" style:parent-style-name="Table_20_Contents" style:master-page-name="">
      <style:paragraph-properties style:line-spacing="0.041cm" fo:text-align="start" style:justify-single-word="false" style:page-number="auto" style:shadow="none"/>
      <style:text-properties fo:color="#333333" style:font-name="Gill Sans2" fo:font-size="8pt" fo:font-weight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keep-with-next="auto" text:number-lines="false" text:line-number="0"/>
      <style:text-properties fo:color="#333333" style:font-name="Gill Sans3" fo:font-size="8pt" fo:font-weight="600" style:font-weight-asian="bold" style:font-weight-complex="bold"/>
    </style:style>
    <style:style style:name="wfrp-tabell-namn" style:family="paragraph" style:parent-style-name="wfrp-brödtext">
      <style:paragraph-properties fo:margin-left="0cm" fo:margin-right="0cm" fo:margin-top="0cm" fo:margin-bottom="0.101cm" fo:text-indent="0cm" style:auto-text-indent="false"/>
      <style:text-properties style:font-name="Gill Sans3" fo:font-weight="600" style:font-weight-asian="bold" style:font-weight-complex="bold"/>
    </style:style>
    <style:style style:name="FAB-Rubrik-3" style:family="paragraph" style:next-style-name="wfrp-brödtext" style:master-page-name="">
      <style:paragraph-properties fo:margin-left="0cm" fo:margin-right="0cm" fo:margin-top="0.199cm" fo:margin-bottom="0cm" fo:text-indent="0cm" style:auto-text-indent="false" style:page-number="auto"/>
      <style:text-properties fo:font-variant="normal" fo:text-transform="none" style:font-name="Barcelona BQ" fo:font-size="9pt" fo:font-weight="bold"/>
    </style:style>
    <style:style style:name="FAB-Överrubrik" style:family="paragraph" style:parent-style-name="FAB-Rubrik-2">
      <style:paragraph-properties fo:text-align="center" style:justify-single-word="false"/>
    </style:style>
    <style:style style:name="FAB-Inledning" style:family="paragraph" style:parent-style-name="wfrp-brödtext">
      <style:paragraph-properties fo:margin-left="1.499cm" fo:margin-right="1.499cm" fo:text-indent="0cm" style:auto-text-indent="false" fo:background-color="transparent" style:shadow="none">
        <style:background-image/>
      </style:paragraph-properties>
      <style:text-properties style:font-name="Barcelona BQ1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frp-rubrik-sub" style:family="paragraph" style:parent-style-name="wfrp-brödtext">
      <style:paragraph-properties fo:margin-top="0cm" fo:margin-bottom="0.7cm" fo:text-align="center" style:justify-single-word="false"/>
    </style:style>
    <style:style style:name="wfrp-tabell-huvud" style:family="paragraph" style:parent-style-name="wfrp-tabell">
      <style:text-properties fo:font-weight="60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frp-rubrik-2" style:family="paragraph" style:parent-style-name="wfrp-rubrik-1" style:next-style-name="wfrp-brödtext" style:class="text" style:master-page-name="">
      <style:paragraph-properties fo:margin-top="0.4cm" fo:margin-bottom="0.101cm" style:page-number="auto" fo:padding="0cm" fo:border="none" style:shadow="none" fo:keep-with-next="always"/>
      <style:text-properties fo:color="#333333" fo:font-size="9pt"/>
    </style:style>
    <style:style style:name="wfrp-rubrik-3" style:family="paragraph" style:parent-style-name="wfrp-rubrik-2" style:next-style-name="wfrp-brödtext" style:class="text" style:master-page-name="">
      <style:paragraph-properties fo:margin-top="0.7cm" fo:margin-bottom="0cm" style:page-number="auto" fo:keep-with-next="always"/>
      <style:text-properties fo:font-variant="normal" fo:text-transform="none"/>
    </style:style>
    <style:style style:name="wfrp-rubrik" style:family="paragraph" style:parent-style-name="FAB-Rubrik" style:class="text">
      <style:text-properties style:font-name-asian="Hammersmith One" style:font-name-complex="Hammersmith One"/>
    </style:style>
    <style:style style:name="wfrp-sub-rubrik" style:family="paragraph" style:parent-style-name="wfrp-rubrik-sub" style:class="text"/>
    <style:style style:name="wfrp-rubrik-4" style:family="paragraph" style:parent-style-name="wfrp-rubrik-3" style:class="text">
      <style:paragraph-properties fo:margin-top="0.199cm" fo:margin-bottom="0cm" style:shadow="none"/>
      <style:text-properties fo:font-style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AB-Huvud" style:master-page-name="Standard">
      <style:paragraph-properties fo:text-align="end" style:justify-single-word="false" style:page-number="auto" fo:padding="0.199cm" fo:border-left="none" fo:border-right="none" fo:border-top="0.018cm solid #333333" fo:border-bottom="none" style:shadow="none"/>
    </style:style>
    <style:style style:name="MP2" style:family="paragraph" style:parent-style-name="FAB-Huvud">
      <style:paragraph-properties fo:text-align="end" style:justify-single-word="false" fo:padding="0.199cm" fo:border-left="none" fo:border-right="none" fo:border-top="0.018cm solid #333333" fo:border-bottom="none" style:shadow="none"/>
    </style:style>
    <style:style style:name="MP3" style:family="paragraph" style:parent-style-name="wfrp-brödtext">
      <style:text-properties fo:color="#666666"/>
    </style:style>
    <style:style style:name="MP4" style:family="paragraph" style:parent-style-name="FAB-Fot" style:master-page-name="Standard">
      <style:paragraph-properties fo:margin-left="0cm" fo:margin-right="0cm" fo:margin-top="0cm" fo:margin-bottom="0.4cm" fo:text-align="center" style:justify-single-word="false" fo:text-indent="0cm" style:auto-text-indent="false" style:page-number="auto" fo:padding="0.199cm" fo:border-left="none" fo:border-right="none" fo:border-top="0.018cm solid #333333" fo:border-bottom="none" style:shadow="none"/>
    </style:style>
    <style:page-layout style:name="Mpm1">
      <style:page-layout-properties fo:page-width="21.001cm" fo:page-height="29.7cm" style:num-format="1" style:print-orientation="portrait" fo:margin-top="1.349cm" fo:margin-bottom="0.85cm" fo:margin-left="2.84cm" fo:margin-right="2.84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5cm" fo:margin-left="0cm" fo:margin-right="0cm" fo:margin-bottom="0.4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W F R P: <text:s/>T e w <text:s/>- <text:s/>M I D D E N H E I M</text:p>
        <text:p text:style-name="MP2"/>
      </style:header>
      <style:footer>
        <text:p text:style-name="MP3"/>
        <text:p text:style-name="MP4">Sida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meta:initial-creator/>
    <dc:creator>Ola Andersson</dc:creator>
    <meta:editing-cycles>395</meta:editing-cycles>
    <dc:date>2017-09-30T15:01:36</dc:date>
    <meta:editing-duration>P1DT18H34M46S</meta:editing-duration>
    <meta:printed-by>Ola Andersson</meta:printed-by>
    <meta:print-date>2017-07-25T14:00:56</meta:print-date>
    <meta:document-statistic meta:table-count="1" meta:image-count="0" meta:object-count="0" meta:page-count="2" meta:paragraph-count="91" meta:word-count="910" meta:character-count="5288"/>
  </office:meta>
</office:document-meta>
</file>